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27.203cm" svg:height="12.3cm" svg:x="15.295cm" svg:y="1.626cm">
            <draw:object draw:notify-on-update-of-ranges="Results.A16:Results.A25 Results.B16:Results.B25 Results.C16:Results.C25 Results.D16:Results.D25 Results.F16:Results.F25 Results.E16:Results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MP</text:p>
          </table:table-cell>
          <table:table-cell/>
          <table:table-cell office:value-type="string" calcext:value-type="string">
            <text:p>PyOCD</text:p>
          </table:table-cell>
          <table:table-cell office:value-type="string" calcext:value-type="string">
            <text:p>OpenOCD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table:number-columns-repeated="2" office:value-type="string" calcext:value-type="string">
            <text:p>SWD</text:p>
          </table:table-cell>
          <table:table-cell office:value-type="string" calcext:value-type="string">
            <text:p>JTA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93" calcext:value-type="float">
            <text:p>4.193</text:p>
          </table:table-cell>
          <table:table-cell office:value-type="float" office:value="4.309" calcext:value-type="float">
            <text:p>4.309</text:p>
          </table:table-cell>
          <table:table-cell office:value-type="float" office:value="3.862" calcext:value-type="float">
            <text:p>3.862</text:p>
          </table:table-cell>
          <table:table-cell office:value-type="float" office:value="2.87" calcext:value-type="float">
            <text:p>2.87</text:p>
          </table:table-cell>
          <table:table-cell office:value-type="float" office:value="7.922" calcext:value-type="float">
            <text:p>7.922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3.84" calcext:value-type="float">
            <text:p>3.84</text:p>
          </table:table-cell>
          <table:table-cell office:value-type="float" office:value="4.119" calcext:value-type="float">
            <text:p>4.119</text:p>
          </table:table-cell>
          <table:table-cell office:value-type="float" office:value="3.563" calcext:value-type="float">
            <text:p>3.563</text:p>
          </table:table-cell>
          <table:table-cell office:value-type="float" office:value="2.6" calcext:value-type="float">
            <text:p>2.6</text:p>
          </table:table-cell>
          <table:table-cell office:value-type="float" office:value="7.022" calcext:value-type="float">
            <text:p>7.02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739" calcext:value-type="float">
            <text:p>3.739</text:p>
          </table:table-cell>
          <table:table-cell office:value-type="float" office:value="3.742" calcext:value-type="float">
            <text:p>3.742</text:p>
          </table:table-cell>
          <table:table-cell office:value-type="float" office:value="3.224" calcext:value-type="float">
            <text:p>3.224</text:p>
          </table:table-cell>
          <table:table-cell office:value-type="float" office:value="2.355" calcext:value-type="float">
            <text:p>2.355</text:p>
          </table:table-cell>
          <table:table-cell office:value-type="float" office:value="7.862" calcext:value-type="float">
            <text:p>7.86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3.36" calcext:value-type="float">
            <text:p>3.36</text:p>
          </table:table-cell>
          <table:table-cell office:value-type="float" office:value="3.56" calcext:value-type="float">
            <text:p>3.56</text:p>
          </table:table-cell>
          <table:table-cell office:value-type="float" office:value="3.118" calcext:value-type="float">
            <text:p>3.118</text:p>
          </table:table-cell>
          <table:table-cell office:value-type="float" office:value="2.093" calcext:value-type="float">
            <text:p>2.093</text:p>
          </table:table-cell>
          <table:table-cell office:value-type="float" office:value="6.591" calcext:value-type="float">
            <text:p>6.591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3.243" calcext:value-type="float">
            <text:p>3.243</text:p>
          </table:table-cell>
          <table:table-cell office:value-type="float" office:value="3.376" calcext:value-type="float">
            <text:p>3.376</text:p>
          </table:table-cell>
          <table:table-cell office:value-type="float" office:value="2.9" calcext:value-type="float">
            <text:p>2.9</text:p>
          </table:table-cell>
          <table:table-cell office:value-type="float" office:value="1.816" calcext:value-type="float">
            <text:p>1.816</text:p>
          </table:table-cell>
          <table:table-cell office:value-type="float" office:value="13.351" calcext:value-type="float">
            <text:p>13.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51" calcext:value-type="float">
            <text:p>2.951</text:p>
          </table:table-cell>
          <table:table-cell office:value-type="float" office:value="2.568" calcext:value-type="float">
            <text:p>2.568</text:p>
          </table:table-cell>
          <table:table-cell office:value-type="float" office:value="1.654" calcext:value-type="float">
            <text:p>1.654</text:p>
          </table:table-cell>
          <table:table-cell office:value-type="float" office:value="6.452" calcext:value-type="float">
            <text:p>6.4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613" calcext:value-type="float">
            <text:p>2.613</text:p>
          </table:table-cell>
          <table:table-cell office:value-type="float" office:value="2.8" calcext:value-type="float">
            <text:p>2.8</text:p>
          </table:table-cell>
          <table:table-cell office:value-type="float" office:value="2.225" calcext:value-type="float">
            <text:p>2.225</text:p>
          </table:table-cell>
          <table:table-cell office:value-type="float" office:value="1.317" calcext:value-type="float">
            <text:p>1.317</text:p>
          </table:table-cell>
          <table:table-cell office:value-type="float" office:value="5.635" calcext:value-type="float">
            <text:p>5.635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506" calcext:value-type="float">
            <text:p>2.506</text:p>
          </table:table-cell>
          <table:table-cell/>
          <table:table-cell office:value-type="float" office:value="1.933" calcext:value-type="float">
            <text:p>1.933</text:p>
          </table:table-cell>
          <table:table-cell office:value-type="float" office:value="1.048" calcext:value-type="float">
            <text:p>1.048</text:p>
          </table:table-cell>
          <table:table-cell office:value-type="float" office:value="24.388" calcext:value-type="float">
            <text:p>24.3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44" calcext:value-type="float">
            <text:p>2.544</text:p>
          </table:table-cell>
          <table:table-cell/>
          <table:table-cell office:value-type="float" office:value="1.746" calcext:value-type="float">
            <text:p>1.746</text:p>
          </table:table-cell>
          <table:table-cell office:value-type="float" office:value="0.715" calcext:value-type="float">
            <text:p>0.715</text:p>
          </table:table-cell>
          <table:table-cell office:value-type="float" office:value="24.487" calcext:value-type="float">
            <text:p>24.4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]" office:value-type="string" office:string-value="BMP" calcext:value-type="string">
            <text:p>BMP</text:p>
          </table:table-cell>
          <table:table-cell/>
          <table:table-cell table:formula="of:=[.D1]" office:value-type="string" office:string-value="PyOCD" calcext:value-type="string">
            <text:p>PyOCD</text:p>
          </table:table-cell>
          <table:table-cell table:formula="of:=[.E1]" office:value-type="string" office:string-value="OpenOCD" calcext:value-type="string">
            <text:p>OpenOCD</text:p>
          </table:table-cell>
          <table:table-cell/>
        </table:table-row>
        <table:table-row table:style-name="ro1">
          <table:table-cell table:formula="of:=[.A2]" office:value-type="string" office:string-value="Frequency" calcext:value-type="string">
            <text:p>Frequency</text:p>
          </table:table-cell>
          <table:table-cell table:formula="of:=[.B2]" office:value-type="string" office:string-value="SWD" calcext:value-type="string">
            <text:p>SWD</text:p>
          </table:table-cell>
          <table:table-cell table:formula="of:=[.C2]" office:value-type="string" office:string-value="JTAG" calcext:value-type="string">
            <text:p>JTAG</text:p>
          </table:table-cell>
          <table:table-cell table:formula="of:=[.D2]" office:value-type="string" office:string-value="SWD" calcext:value-type="string">
            <text:p>SWD</text:p>
          </table:table-cell>
          <table:table-cell table:formula="of:=[.E2]" office:value-type="string" office:string-value="SWD" calcext:value-type="string">
            <text:p>SWD</text:p>
          </table:table-cell>
          <table:table-cell table:formula="of:=[.F2]" office:value-type="string" office:string-value="JTAG" calcext:value-type="string">
            <text:p>JTA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1024/[.B3]" office:value-type="float" office:value="244.216551395182" calcext:value-type="float">
            <text:p>244</text:p>
          </table:table-cell>
          <table:table-cell table:style-name="ce1" table:formula="of:=1024/[.C3]" office:value-type="float" office:value="237.642144349037" calcext:value-type="float">
            <text:p>238</text:p>
          </table:table-cell>
          <table:table-cell table:style-name="ce1" table:formula="of:=1024/[.D3]" office:value-type="float" office:value="265.147591921284" calcext:value-type="float">
            <text:p>265</text:p>
          </table:table-cell>
          <table:table-cell table:style-name="ce1" table:formula="of:=1024/[.E3]" office:value-type="float" office:value="356.794425087108" calcext:value-type="float">
            <text:p>357</text:p>
          </table:table-cell>
          <table:table-cell table:style-name="ce1" table:formula="of:=1024/[.F3]" office:value-type="float" office:value="129.26028780611" calcext:value-type="float">
            <text:p>129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table:style-name="ce1" table:formula="of:=1024/[.B4]" office:value-type="float" office:value="266.666666666667" calcext:value-type="float">
            <text:p>267</text:p>
          </table:table-cell>
          <table:table-cell table:style-name="ce1" table:formula="of:=1024/[.C4]" office:value-type="float" office:value="248.604030104394" calcext:value-type="float">
            <text:p>249</text:p>
          </table:table-cell>
          <table:table-cell table:style-name="ce1" table:formula="of:=1024/[.D4]" office:value-type="float" office:value="287.398259893348" calcext:value-type="float">
            <text:p>287</text:p>
          </table:table-cell>
          <table:table-cell table:style-name="ce1" table:formula="of:=1024/[.E4]" office:value-type="float" office:value="393.846153846154" calcext:value-type="float">
            <text:p>394</text:p>
          </table:table-cell>
          <table:table-cell table:style-name="ce1" table:formula="of:=1024/[.F4]" office:value-type="float" office:value="145.827399601253" calcext:value-type="float">
            <text:p>14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style-name="ce1" table:formula="of:=1024/[.B5]" office:value-type="float" office:value="273.870018721583" calcext:value-type="float">
            <text:p>274</text:p>
          </table:table-cell>
          <table:table-cell table:style-name="ce1" table:formula="of:=1024/[.C5]" office:value-type="float" office:value="273.650454302512" calcext:value-type="float">
            <text:p>274</text:p>
          </table:table-cell>
          <table:table-cell table:style-name="ce1" table:formula="of:=1024/[.D5]" office:value-type="float" office:value="317.617866004963" calcext:value-type="float">
            <text:p>318</text:p>
          </table:table-cell>
          <table:table-cell table:style-name="ce1" table:formula="of:=1024/[.E5]" office:value-type="float" office:value="434.819532908705" calcext:value-type="float">
            <text:p>435</text:p>
          </table:table-cell>
          <table:table-cell table:style-name="ce1" table:formula="of:=1024/[.F5]" office:value-type="float" office:value="130.246756550496" calcext:value-type="float">
            <text:p>130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table:style-name="ce1" table:formula="of:=1024/[.B6]" office:value-type="float" office:value="304.761904761905" calcext:value-type="float">
            <text:p>305</text:p>
          </table:table-cell>
          <table:table-cell table:style-name="ce1" table:formula="of:=1024/[.C6]" office:value-type="float" office:value="287.640449438202" calcext:value-type="float">
            <text:p>288</text:p>
          </table:table-cell>
          <table:table-cell table:style-name="ce1" table:formula="of:=1024/[.D6]" office:value-type="float" office:value="328.415651058371" calcext:value-type="float">
            <text:p>328</text:p>
          </table:table-cell>
          <table:table-cell table:style-name="ce1" table:formula="of:=1024/[.E6]" office:value-type="float" office:value="489.249880554228" calcext:value-type="float">
            <text:p>489</text:p>
          </table:table-cell>
          <table:table-cell table:style-name="ce1" table:formula="of:=1024/[.F6]" office:value-type="float" office:value="155.363374298286" calcext:value-type="float">
            <text:p>155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table:style-name="ce1" table:formula="of:=1024/[.B7]" office:value-type="float" office:value="315.757015109467" calcext:value-type="float">
            <text:p>316</text:p>
          </table:table-cell>
          <table:table-cell table:style-name="ce1" table:formula="of:=1024/[.C7]" office:value-type="float" office:value="303.317535545024" calcext:value-type="float">
            <text:p>303</text:p>
          </table:table-cell>
          <table:table-cell table:style-name="ce1" table:formula="of:=1024/[.D7]" office:value-type="float" office:value="353.103448275862" calcext:value-type="float">
            <text:p>353</text:p>
          </table:table-cell>
          <table:table-cell table:style-name="ce1" table:formula="of:=1024/[.E7]" office:value-type="float" office:value="563.876651982379" calcext:value-type="float">
            <text:p>564</text:p>
          </table:table-cell>
          <table:table-cell table:style-name="ce1" table:formula="of:=1024/[.F7]" office:value-type="float" office:value="76.698374653584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1024/[.B8]" office:value-type="float" office:value="351.527634740817" calcext:value-type="float">
            <text:p>352</text:p>
          </table:table-cell>
          <table:table-cell table:style-name="ce1" table:formula="of:=1024/[.C8]" office:value-type="float" office:value="347.001016604541" calcext:value-type="float">
            <text:p>347</text:p>
          </table:table-cell>
          <table:table-cell table:style-name="ce1" table:formula="of:=1024/[.D8]" office:value-type="float" office:value="398.753894080997" calcext:value-type="float">
            <text:p>399</text:p>
          </table:table-cell>
          <table:table-cell table:style-name="ce1" table:formula="of:=1024/[.E8]" office:value-type="float" office:value="619.105199516324" calcext:value-type="float">
            <text:p>619</text:p>
          </table:table-cell>
          <table:table-cell table:style-name="ce1" table:formula="of:=1024/[.F8]" office:value-type="float" office:value="158.710477371358" calcext:value-type="float">
            <text:p>15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style-name="ce1" table:formula="of:=1024/[.B9]" office:value-type="float" office:value="391.886720244929" calcext:value-type="float">
            <text:p>392</text:p>
          </table:table-cell>
          <table:table-cell table:style-name="ce1" table:formula="of:=1024/[.C9]" office:value-type="float" office:value="365.714285714286" calcext:value-type="float">
            <text:p>366</text:p>
          </table:table-cell>
          <table:table-cell table:style-name="ce1" table:formula="of:=1024/[.D9]" office:value-type="float" office:value="460.224719101124" calcext:value-type="float">
            <text:p>460</text:p>
          </table:table-cell>
          <table:table-cell table:style-name="ce1" table:formula="of:=1024/[.E9]" office:value-type="float" office:value="777.524677296887" calcext:value-type="float">
            <text:p>778</text:p>
          </table:table-cell>
          <table:table-cell table:style-name="ce1" table:formula="of:=1024/[.F9]" office:value-type="float" office:value="181.721384205856" calcext:value-type="float">
            <text:p>182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table:style-name="ce1" table:formula="of:=1024/[.B10]" office:value-type="float" office:value="408.619313647247" calcext:value-type="float">
            <text:p>409</text:p>
          </table:table-cell>
          <table:table-cell table:style-name="ce1"/>
          <table:table-cell table:style-name="ce1" table:formula="of:=1024/[.D10]" office:value-type="float" office:value="529.746508018624" calcext:value-type="float">
            <text:p>530</text:p>
          </table:table-cell>
          <table:table-cell table:style-name="ce1" table:formula="of:=1024/[.E10]" office:value-type="float" office:value="977.099236641221" calcext:value-type="float">
            <text:p>977</text:p>
          </table:table-cell>
          <table:table-cell table:style-name="ce1" table:formula="of:=1024/[.F10]" office:value-type="float" office:value="41.9878628833853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1024/[.B11]" office:value-type="float" office:value="402.51572327044" calcext:value-type="float">
            <text:p>403</text:p>
          </table:table-cell>
          <table:table-cell table:style-name="ce1"/>
          <table:table-cell table:style-name="ce1" table:formula="of:=1024/[.D11]" office:value-type="float" office:value="586.483390607102" calcext:value-type="float">
            <text:p>586</text:p>
          </table:table-cell>
          <table:table-cell table:style-name="ce1" table:formula="of:=1024/[.E11]" office:value-type="float" office:value="1432.16783216783" calcext:value-type="float">
            <text:p>1432</text:p>
          </table:table-cell>
          <table:table-cell table:style-name="ce1" table:formula="of:=1024/[.F11]" office:value-type="float" office:value="41.8181075672806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3"/>
        </table:table-row>
      </table:table>
      <table:table table:name="Command Lines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BMP</text:p>
          </table:table-cell>
        </table:table-row>
        <table:table-row table:style-name="ro1">
          <table:table-cell office:value-type="string" calcext:value-type="string">
            <text:p>blackmagic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2000" -ex "mon jtag" -ex "att 1" -ex "monitor frequency 17000000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PyOCD</text:p>
          </table:table-cell>
        </table:table-row>
        <table:table-row table:style-name="ro1">
          <table:table-cell office:value-type="string" calcext:value-type="string">
            <text:p>pyocd gdb -t stm32f429xI -f &lt;speed&gt;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OpenOCD</text:p>
          </table:table-cell>
        </table:table-row>
        <table:table-row table:style-name="ro1">
          <table:table-cell office:value-type="string" calcext:value-type="string">
            <text:p>(Edit command file)</text:p>
          </table:table-cell>
        </table:table-row>
        <table:table-row table:style-name="ro1">
          <table:table-cell office:value-type="string" calcext:value-type="string">
            <text:p>openocd -f ~/Develop/orb/orbtrace/support/muleboard.ocd 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6:48:48.318982077</meta:creation-date>
    <dc:date>2022-05-26T18:39:05.978472322</dc:date>
    <meta:editing-duration>PT8M56S</meta:editing-duration>
    <meta:editing-cycles>2</meta:editing-cycles>
    <meta:generator>LibreOffice/7.3.3.2$Linux_X86_64 LibreOffice_project/30$Build-2</meta:generator>
    <meta:document-statistic meta:table-count="2" meta:cell-count="1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204cm" svg:height="12.301cm" xlink:href=".." xlink:type="simple" chart:class="chart:line" chart:style-name="ch1">
        <chart:title svg:x="10.039cm" svg:y="0.382cm" chart:style-name="ch2">
          <text:p>ORBTrace Mini Debug load speeds</text:p>
        </chart:title>
        <chart:legend chart:legend-position="end" svg:x="23.77cm" svg:y="4.855cm" style:legend-expansion="high" chart:style-name="ch3"/>
        <chart:plot-area chart:style-name="ch4" table:cell-range-address="Results.A16:Results.F25" chart:data-source-has-labels="both" svg:x="1.555cm" svg:y="1.407cm" svg:width="21.671cm" svg:height="9.667cm">
          <chart:coordinate-region svg:x="2.547cm" svg:y="1.606cm" svg:width="20.492cm" svg:height="8.821cm"/>
          <chart:axis chart:dimension="x" chart:name="primary-x" chart:style-name="ch5" chartooo:axis-type="auto">
            <chartooo:date-scale/>
            <chart:title svg:x="10.745cm" svg:y="11.32cm" chart:style-name="ch6">
              <text:p>Interface Clock Speed</text:p>
            </chart:title>
            <chart:categories table:cell-range-address="Results.A16:Results.A25"/>
          </chart:axis>
          <chart:axis chart:dimension="y" chart:name="primary-y" chart:style-name="ch7">
            <chart:title svg:x="0.451cm" svg:y="7.117cm" chart:style-name="ch8">
              <text:p>KBytes/Sec</text:p>
            </chart:title>
            <chart:grid chart:style-name="ch9" chart:class="major"/>
          </chart:axis>
          <chart:series chart:style-name="ch10" chart:values-cell-range-address="Results.B16:Results.B25" loext:label-string="bmp_swd" chart:class="chart:line">
            <chart:data-point chart:repeated="10"/>
          </chart:series>
          <chart:series chart:style-name="ch11" chart:values-cell-range-address="Results.C16:Results.C25" loext:label-string="bmp_jtag" chart:class="chart:line">
            <chart:data-point chart:repeated="10"/>
          </chart:series>
          <chart:series chart:style-name="ch12" chart:values-cell-range-address="Results.D16:Results.D25" loext:label-string="pyocd" chart:class="chart:line">
            <chart:data-point chart:repeated="10"/>
          </chart:series>
          <chart:series chart:style-name="ch13" chart:values-cell-range-address="Results.F16:Results.F25" loext:label-string="openocd_jtag" chart:class="chart:line">
            <chart:data-point chart:repeated="10"/>
          </chart:series>
          <chart:series chart:style-name="ch14" chart:values-cell-range-address="Results.E16:Results.E25" loext:label-string="openocd_swd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_swd</text:p>
              </table:table-cell>
              <table:table-cell office:value-type="string">
                <text:p>bmp_jtag</text:p>
              </table:table-cell>
              <table:table-cell office:value-type="string">
                <text:p>pyocd</text:p>
              </table:table-cell>
              <table:table-cell office:value-type="string">
                <text:p>openocd_jtag</text:p>
              </table:table-cell>
              <table:table-cell office:value-type="string">
                <text:p>openocd_swd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esults.A16:Results.A25</svg:desc>
                </draw:g>
              </table:table-cell>
              <table:table-cell office:value-type="float" office:value="244.216551395182">
                <text:p>244.216551395182</text:p>
                <draw:g>
                  <svg:desc>Results.B16:Results.B25</svg:desc>
                </draw:g>
              </table:table-cell>
              <table:table-cell office:value-type="float" office:value="237.642144349037">
                <text:p>237.642144349037</text:p>
                <draw:g>
                  <svg:desc>Results.C16:Results.C25</svg:desc>
                </draw:g>
              </table:table-cell>
              <table:table-cell office:value-type="float" office:value="265.147591921284">
                <text:p>265.147591921284</text:p>
                <draw:g>
                  <svg:desc>Results.D16:Results.D25</svg:desc>
                </draw:g>
              </table:table-cell>
              <table:table-cell office:value-type="float" office:value="129.26028780611">
                <text:p>129.26028780611</text:p>
                <draw:g>
                  <svg:desc>Results.F16:Results.F25</svg:desc>
                </draw:g>
              </table:table-cell>
              <table:table-cell office:value-type="float" office:value="356.794425087108">
                <text:p>356.794425087108</text:p>
                <draw:g>
                  <svg:desc>Results.E16:Results.E25</svg:desc>
                </draw:g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48.604030104394">
                <text:p>248.604030104394</text:p>
              </table:table-cell>
              <table:table-cell office:value-type="float" office:value="287.398259893348">
                <text:p>287.398259893348</text:p>
              </table:table-cell>
              <table:table-cell office:value-type="float" office:value="145.827399601253">
                <text:p>145.827399601253</text:p>
              </table:table-cell>
              <table:table-cell office:value-type="float" office:value="393.846153846154">
                <text:p>393.846153846154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273.870018721583">
                <text:p>273.870018721583</text:p>
              </table:table-cell>
              <table:table-cell office:value-type="float" office:value="273.650454302512">
                <text:p>273.650454302512</text:p>
              </table:table-cell>
              <table:table-cell office:value-type="float" office:value="317.617866004963">
                <text:p>317.617866004963</text:p>
              </table:table-cell>
              <table:table-cell office:value-type="float" office:value="130.246756550496">
                <text:p>130.246756550496</text:p>
              </table:table-cell>
              <table:table-cell office:value-type="float" office:value="434.819532908705">
                <text:p>434.81953290870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304.761904761905">
                <text:p>304.761904761905</text:p>
              </table:table-cell>
              <table:table-cell office:value-type="float" office:value="287.640449438202">
                <text:p>287.640449438202</text:p>
              </table:table-cell>
              <table:table-cell office:value-type="float" office:value="328.415651058371">
                <text:p>328.415651058371</text:p>
              </table:table-cell>
              <table:table-cell office:value-type="float" office:value="155.363374298286">
                <text:p>155.363374298286</text:p>
              </table:table-cell>
              <table:table-cell office:value-type="float" office:value="489.249880554228">
                <text:p>489.249880554228</text:p>
              </table:table-cell>
            </table:table-row>
            <table:table-row>
              <table:table-cell office:value-type="float" office:value="8.33">
                <text:p>8.33</text:p>
              </table:table-cell>
              <table:table-cell office:value-type="float" office:value="315.757015109467">
                <text:p>315.757015109467</text:p>
              </table:table-cell>
              <table:table-cell office:value-type="float" office:value="303.317535545024">
                <text:p>303.317535545024</text:p>
              </table:table-cell>
              <table:table-cell office:value-type="float" office:value="353.103448275862">
                <text:p>353.103448275862</text:p>
              </table:table-cell>
              <table:table-cell office:value-type="float" office:value="76.698374653584">
                <text:p>76.698374653584</text:p>
              </table:table-cell>
              <table:table-cell office:value-type="float" office:value="563.876651982379">
                <text:p>563.8766519823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1.527634740817">
                <text:p>351.527634740817</text:p>
              </table:table-cell>
              <table:table-cell office:value-type="float" office:value="347.001016604541">
                <text:p>347.001016604541</text:p>
              </table:table-cell>
              <table:table-cell office:value-type="float" office:value="398.753894080997">
                <text:p>398.753894080997</text:p>
              </table:table-cell>
              <table:table-cell office:value-type="float" office:value="158.710477371358">
                <text:p>158.710477371358</text:p>
              </table:table-cell>
              <table:table-cell office:value-type="float" office:value="619.105199516324">
                <text:p>619.10519951632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391.886720244929">
                <text:p>391.886720244929</text:p>
              </table:table-cell>
              <table:table-cell office:value-type="float" office:value="365.714285714286">
                <text:p>365.714285714286</text:p>
              </table:table-cell>
              <table:table-cell office:value-type="float" office:value="460.224719101124">
                <text:p>460.224719101124</text:p>
              </table:table-cell>
              <table:table-cell office:value-type="float" office:value="181.721384205856">
                <text:p>181.721384205856</text:p>
              </table:table-cell>
              <table:table-cell office:value-type="float" office:value="777.524677296887">
                <text:p>777.524677296887</text:p>
              </table:table-cell>
            </table:table-row>
            <table:table-row>
              <table:table-cell office:value-type="float" office:value="16.66">
                <text:p>16.66</text:p>
              </table:table-cell>
              <table:table-cell office:value-type="float" office:value="408.619313647247">
                <text:p>408.619313647247</text:p>
              </table:table-cell>
              <table:table-cell office:value-type="float" office:value="NaN">
                <text:p>NaN</text:p>
              </table:table-cell>
              <table:table-cell office:value-type="float" office:value="529.746508018624">
                <text:p>529.746508018624</text:p>
              </table:table-cell>
              <table:table-cell office:value-type="float" office:value="41.9878628833853">
                <text:p>41.9878628833853</text:p>
              </table:table-cell>
              <table:table-cell office:value-type="float" office:value="977.099236641221">
                <text:p>977.0992366412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2.51572327044">
                <text:p>402.51572327044</text:p>
              </table:table-cell>
              <table:table-cell office:value-type="float" office:value="NaN">
                <text:p>NaN</text:p>
              </table:table-cell>
              <table:table-cell office:value-type="float" office:value="586.483390607102">
                <text:p>586.483390607102</text:p>
              </table:table-cell>
              <table:table-cell office:value-type="float" office:value="41.8181075672806">
                <text:p>41.8181075672806</text:p>
              </table:table-cell>
              <table:table-cell office:value-type="float" office:value="1432.16783216783">
                <text:p>1432.167832167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